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Respons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sendRedirec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PortletResponse( javax . portlet . PortletResponse response , PortletPreferences p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Response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Response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Respons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setConten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add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addCookie( Cookie cooki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Response.set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add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getPortl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encodeURL(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Response.addPropert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setPropert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create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sponse.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Response.contains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